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7a9" officeooo:paragraph-rsid="000bd7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arguments to make Arcite open source :</text:p>
      <text:p text:style-name="P1"/>
      <text:p text:style-name="P1">Arcite is a repository and processing engine for different types of experimental data (microarray, sequencing, nanostring, catwalk, etc.). It’s distributed (works on many machines in a cluster) and uses state-of-the-art technologies. </text:p>
      <text:p text:style-name="P1"/>
      <text:p text:style-name="P1">It’s currently in alpha phase (starting user testing) at Idorsia.</text:p>
      <text:p text:style-name="P1"/>
      <text:p text:style-name="P1">We would like to open source it for several reasons :</text:p>
      <text:p text:style-name="P1"/>
      <text:p text:style-name="P1">-getting feedback from other possible users beyond Idorsia would improve the quality of the software as bugs, new features, suggestions would be reported to us from more different people. </text:p>
      <text:p text:style-name="P1"/>
      <text:p text:style-name="P1">-as the architecture will be open, if people adopt it they will easily be able to build new « workers » to complete some special tasks. We might profit a lot from their work as well as the condition would be that they put their code into the open source repository as well. </text:p>
      <text:p text:style-name="P1"/>
      <text:p text:style-name="P1">-it would show the research community, whether in Bioinformatics, sequencing or even computer that Idorsia is active in the open source world with innovative approaches and software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1:20:29.995673821</meta:creation-date>
    <meta:generator>LibreOffice/5.1.6.2$Linux_X86_64 LibreOffice_project/10m0$Build-2</meta:generator>
    <dc:date>2017-07-05T11:32:32.750636501</dc:date>
    <meta:editing-duration>PT12M3S</meta:editing-duration>
    <meta:editing-cycles>1</meta:editing-cycles>
    <meta:document-statistic meta:table-count="0" meta:image-count="0" meta:object-count="0" meta:page-count="1" meta:paragraph-count="7" meta:word-count="169" meta:character-count="1039" meta:non-whitespace-character-count="874"/>
  </office:meta>
</office:document-meta>
</file>